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GaramondPremrPro1" svg:font-family="GaramondPremrPro" style:font-family-generic="roman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2" svg:font-family="GaramondPremrPro" style:font-family-generic="system" style:font-pitch="variable"/>
    <style:font-face style:name="Lucida Sans Unicode" svg:font-family="'Lucida Sans Unicode'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1_20__28_TITOLI_29_" style:master-page-name="Standard">
      <style:paragraph-properties style:page-number="auto"/>
    </style:style>
    <style:style style:name="P2" style:family="paragraph" style:parent-style-name="Indice_5f_nomi_20__28_INDICE_29_">
      <style:text-properties fo:background-color="#66ff66"/>
    </style:style>
    <style:style style:name="P3" style:family="paragraph" style:parent-style-name="Indice_5f_nomi_20__28_INDICE_29_">
      <style:text-properties fo:background-color="#66ff00"/>
    </style:style>
    <style:style style:name="P4" style:family="paragraph" style:parent-style-name="Indice_5f_nomi_20__28_INDICE_29_">
      <style:text-properties fo:background-color="#99ff33"/>
    </style:style>
    <style:style style:name="P5" style:family="paragraph" style:parent-style-name="Indice_5f_nomi_20__28_INDICE_29_">
      <style:paragraph-properties style:writing-mode="lr-tb"/>
    </style:style>
    <style:style style:name="P6" style:family="paragraph" style:parent-style-name="Indice_5f_nomi_20__28_INDICE_29_">
      <style:paragraph-properties style:writing-mode="lr-tb"/>
      <style:text-properties fo:background-color="#ff00ff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background-color="#ffff00"/>
    </style:style>
    <style:style style:name="T3" style:family="text">
      <style:text-properties fo:background-color="#ffff00"/>
    </style:style>
    <style:style style:name="T4" style:family="text">
      <style:text-properties fo:background-color="#00ff66"/>
    </style:style>
    <style:style style:name="T5" style:family="text">
      <style:text-properties fo:background-color="#ffff66"/>
    </style:style>
    <style:style style:name="T6" style:family="text">
      <style:text-properties fo:background-color="#66ff66"/>
    </style:style>
    <style:style style:name="T7" style:family="text">
      <style:text-properties style:font-name="GaramondPremrPro1" fo:font-size="12pt" style:font-name-asian="GaramondPremrPro1" style:font-size-asian="12pt" style:font-name-complex="GaramondPremrPro1" style:font-size-complex="12pt"/>
    </style:style>
    <style:style style:name="T8" style:family="text">
      <style:text-properties style:font-name="GaramondPremrPro1" fo:font-size="12pt" fo:background-color="#66ff66" style:font-name-asian="GaramondPremrPro1" style:font-size-asian="12pt" style:font-name-complex="GaramondPremrPro1" style:font-size-complex="12pt"/>
    </style:style>
    <style:style style:name="T9" style:family="text">
      <style:text-properties style:font-name="GaramondPremrPro1" fo:font-size="12pt" fo:background-color="#ffff00" style:font-name-asian="GaramondPremrPro1" style:font-size-asian="12pt" style:font-name-complex="GaramondPremrPro1" style:font-size-complex="12pt"/>
    </style:style>
    <style:style style:name="T10" style:family="text">
      <style:text-properties style:font-name="GaramondPremrPro1" fo:font-size="10pt" fo:background-color="#66ff66" style:font-name-asian="GaramondPremrPro1" style:font-size-asian="10pt" style:font-name-complex="GaramondPremrPro1" style:font-size-complex="10pt"/>
    </style:style>
    <style:style style:name="T11" style:family="text">
      <style:text-properties style:font-name="GaramondPremrPro1" fo:font-size="10pt" fo:background-color="#66ff00" style:font-name-asian="GaramondPremrPro1" style:font-size-asian="10pt" style:font-name-complex="GaramondPremrPro1" style:font-size-complex="10pt"/>
    </style:style>
    <style:style style:name="T12" style:family="text">
      <style:text-properties style:font-name="GaramondPremrPro1" fo:font-size="10pt" fo:background-color="#ffff66" style:font-name-asian="GaramondPremrPro1" style:font-size-asian="10pt" style:font-name-complex="GaramondPremrPro1" style:font-size-complex="10pt"/>
    </style:style>
    <style:style style:name="T13" style:family="text">
      <style:text-properties fo:font-variant="normal" fo:text-transform="none" fo:color="#222222" style:font-name="sans-serif" fo:font-size="10pt" fo:letter-spacing="normal" fo:font-style="normal" fo:font-weight="normal" fo:background-color="#66ff66" style:font-size-asian="10pt" style:font-weight-asian="normal" style:font-size-complex="10pt" style:font-weight-complex="normal"/>
    </style:style>
    <style:style style:name="T14" style:family="text">
      <style:text-properties fo:background-color="#66ff00"/>
    </style:style>
    <style:style style:name="T15" style:family="text">
      <style:text-properties fo:background-color="#aecf00"/>
    </style:style>
    <style:style style:name="T16" style:family="text">
      <style:text-properties fo:background-color="#ffffff"/>
    </style:style>
    <style:style style:name="T17" style:family="text">
      <style:text-properties fo:background-color="#99ff33"/>
    </style:style>
    <style:style style:name="T18" style:family="text">
      <style:text-properties fo:background-color="#99f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i nomi e dei luoghi citati</text:p>
      <text:p text:style-name="Indice_5f_nomi_20__28_INDICE_29_">A</text:p>
      <text:p text:style-name="Indice_5f_nomi_20__28_INDICE_29_">Abram Blonski<text:tab/><text:tab/><text:tab/></text:p>
      <text:p text:style-name="Indice_5f_nomi_20__28_INDICE_29_">Accademia degli Intronati</text:p>
      <text:p text:style-name="Indice_5f_nomi_20__28_INDICE_29_">Accademia dei Lucidi</text:p>
      <text:p text:style-name="Indice_5f_nomi_20__28_INDICE_29_">Achacy Taszychi<text:tab/><text:tab/><text:tab/> </text:p>
      <text:p text:style-name="Indice_5f_nomi_20__28_INDICE_29_">Adolf E. Vayhinger<text:tab/><text:tab/> </text:p>
      <text:p text:style-name="Indice_5f_nomi_20__28_INDICE_29_">Adriano Prosperi<text:tab/><text:tab/><text:tab/></text:p>
      <text:p text:style-name="P5">Africa<text:span text:style-name="T1"><text:tab/><text:tab/><text:tab/><text:tab/></text:span><text:span text:style-name="T2">[cancellare]</text:span><text:span text:style-name="T1"><text:tab/><text:tab/><text:tab/></text:span></text:p>
      <text:p text:style-name="Indice_5f_nomi_20__28_INDICE_29_">Agnese Petrucci<text:tab/><text:tab/><text:tab/></text:p>
      <text:p text:style-name="Indice_5f_nomi_20__28_INDICE_29_">Albero Bolognetti<text:tab/><text:tab/> </text:p>
      <text:p text:style-name="Indice_5f_nomi_20__28_INDICE_29_">Alciate, <text:span text:style-name="T18">vedi Alciati Giovanni</text:span><text:tab/>[<text:span text:style-name="T5">da unire a <text:s/>Giovanni Alciati</text:span>]</text:p>
      <text:p text:style-name="Indice_5f_nomi_20__28_INDICE_29_"><text:span text:style-name="T18">Giovanni</text:span> Alciati<text:tab/><text:tab/><text:tab/></text:p>
      <text:p text:style-name="Indice_5f_nomi_20__28_INDICE_29_">Alessandro Lisini<text:tab/><text:tab/> </text:p>
      <text:p text:style-name="Indice_5f_nomi_20__28_INDICE_29_">Alessandro Sozzini<text:tab/><text:tab/> </text:p>
      <text:p text:style-name="Indice_5f_nomi_20__28_INDICE_29_">Alessandro Toti<text:tab/><text:tab/><text:tab/> </text:p>
      <text:p text:style-name="Indice_5f_nomi_20__28_INDICE_29_">Alessandro VI<text:span text:style-name="T18">, papa</text:span><text:tab/><text:tab/><text:tab/></text:p>
      <text:p text:style-name="Indice_5f_nomi_20__28_INDICE_29_">Alexander Gordon<text:tab/><text:tab/> </text:p>
      <text:p text:style-name="Indice_5f_nomi_20__28_INDICE_29_"><text:span text:style-name="T4">Alex Gordon</text:span><text:tab/><text:tab/><text:tab/>[da unire con<text:span text:style-name="T5"> “Gordon Alexander”, vedi sopra</text:span>]</text:p>
      <text:p text:style-name="Indice_5f_nomi_20__28_INDICE_29_"><text:span text:style-name="T4">Anabattisti</text:span><text:tab/><text:tab/><text:tab/>[<text:span text:style-name="T5">refuso nel testo: Anabattisiti invece che Anabattisti</text:span>] </text:p>
      <text:p text:style-name="Indice_5f_nomi_20__28_INDICE_29_"><text:span text:style-name="T4">Andrew</text:span> Dudicz<text:tab/><text:tab/><text:tab/>[<text:span text:style-name="T5">refuso nel testo: Andew invece che Andrew</text:span>] </text:p>
      <text:p text:style-name="Indice_5f_nomi_20__28_INDICE_29_"><text:span text:style-name="T4">Andrew</text:span> Wolan<text:tab/><text:tab/><text:tab/>[<text:span text:style-name="T5">refuso nel testo: Andea invece che Andrew</text:span>]<text:tab/><text:tab/></text:p>
      <text:p text:style-name="Indice_5f_nomi_20__28_INDICE_29_">Andrew Wiszowaty <text:span text:style-name="T14">Sr.</text:span><text:tab/><text:tab/> </text:p>
      <text:p text:style-name="Indice_5f_nomi_20__28_INDICE_29_">Andrew Wolan<text:tab/><text:tab/><text:tab/><text:span text:style-name="T5">[da unire al precedente “Andrew Wolan”</text:span>]</text:p>
      <text:p text:style-name="Indice_5f_nomi_20__28_INDICE_29_">Andrew Wiszowaty Sr.<text:tab/><text:tab/>[ <text:span text:style-name="T5">da unire al precedente “Andrew Wiszowaty”, vedi sopra</text:span>]</text:p>
      <text:p text:style-name="Indice_5f_nomi_20__28_INDICE_29_">Angelo Crespi<text:tab/><text:tab/><text:tab/></text:p>
      <text:p text:style-name="Indice_5f_nomi_20__28_INDICE_29_">Anna Bolena<text:tab/><text:tab/><text:tab/> </text:p>
      <text:p text:style-name="Indice_5f_nomi_20__28_INDICE_29_">Anna Maria Di Loreto<text:tab/><text:tab/> </text:p>
      <text:p text:style-name="Indice_5f_nomi_20__28_INDICE_29_">Anselmo <text:span text:style-name="T3">d</text:span>’Aosta<text:tab/><text:tab/></text:p>
      <text:p text:style-name="Indice_5f_nomi_20__28_INDICE_29_">Antoine Lavoisier<text:tab/><text:tab/> </text:p>
      <text:p text:style-name="Indice_5f_nomi_20__28_INDICE_29_">Antonio Mazzei<text:tab/><text:tab/><text:tab/> <text:s/></text:p>
      <text:p text:style-name="Indice_5f_nomi_20__28_INDICE_29_">Antonio Pantanelli<text:tab/><text:tab/> <text:s/></text:p>
      <text:p text:style-name="Indice_5f_nomi_20__28_INDICE_29_">Antonio Piccolomini Bellanti<text:tab/> <text:s text:c="2"/></text:p>
      <text:p text:style-name="Indice_5f_nomi_20__28_INDICE_29_">Antonio Possevino<text:tab/><text:tab/> <text:s/></text:p>
      <text:p text:style-name="Indice_5f_nomi_20__28_INDICE_29_">Antonio Vignali<text:tab/><text:tab/><text:tab/> <text:s/></text:p>
      <text:p text:style-name="Indice_5f_nomi_20__28_INDICE_29_">Aonio Paleario<text:tab/><text:tab/><text:tab/> <text:s/></text:p>
      <text:p text:style-name="Indice_5f_nomi_20__28_INDICE_29_">Ario<text:tab/><text:tab/><text:tab/><text:tab/></text:p>
      <text:p text:style-name="Indice_5f_nomi_20__28_INDICE_29_">Aristotele<text:tab/><text:tab/><text:tab/></text:p>
      <text:p text:style-name="Indice_5f_nomi_20__28_INDICE_29_">Arnoldo Prunai<text:tab/><text:tab/><text:tab/> <text:s/></text:p>
      <text:p text:style-name="Indice_5f_nomi_20__28_INDICE_29_">Ascanio Piccolomini<text:tab/><text:tab/> <text:s/></text:p>
      <text:p text:style-name="Indice_5f_nomi_20__28_INDICE_29_"><text:span text:style-name="T17">Egidio Assunto Brigidi</text:span><text:tab/><text:tab/><text:tab/>[<text:span text:style-name="T5">da unire con <text:s/>“Egidio Assunto Brigidi”</text:span>]<text:tab/><text:tab/> <text:s/></text:p>
      <text:p text:style-name="Indice_5f_nomi_20__28_INDICE_29_">B</text:p>
      <text:p text:style-name="Indice_5f_nomi_20__28_INDICE_29_"><text:span text:style-name="T17">Girolamo</text:span> Bargagli<text:tab/><text:tab/><text:tab/>[<text:span text:style-name="T5">Il nome Bargagli ricorre in vari punti oltre a quello a p.42, ad es. 38 e 38</text:span>]</text:p>
      <text:p text:style-name="Indice_5f_nomi_20__28_INDICE_29_">Bartolomeo Concini<text:tab/><text:tab/> </text:p>
      <text:p text:style-name="Indice_5f_nomi_20__28_INDICE_29_">Basilea<text:tab/><text:tab/><text:tab/><text:tab/></text:p>
      <text:p text:style-name="Indice_5f_nomi_20__28_INDICE_29_">Basilica di san Domenico<text:tab/><text:tab/><text:tab/><text:span text:style-name="T3">[cancellare]</text:span></text:p>
      <text:p text:style-name="Indice_5f_nomi_20__28_INDICE_29_">Battaglia di Curtatone</text:p>
      <text:p text:style-name="Indice_5f_nomi_20__28_INDICE_29_">Battaglia di Lepanto</text:p>
      <text:p text:style-name="Indice_5f_nomi_20__28_INDICE_29_">Bellinzona</text:p>
      <text:p text:style-name="Indice_5f_nomi_20__28_INDICE_29_">Bellisario Bulgarini</text:p>
      <text:p text:style-name="Indice_5f_nomi_20__28_INDICE_29_">Benedetto Socini</text:p>
      <text:p text:style-name="Indice_5f_nomi_20__28_INDICE_29_">Benedetto Sozzini <text:span text:style-name="T14">(Benedetto Socini)</text:span><text:tab/>[<text:span text:style-name="T5">si riferisce a “Benedetto Socini”, vedi sopra</text:span>]</text:p>
      <text:p text:style-name="Indice_5f_nomi_20__28_INDICE_29_">Benjamin Franklin</text:p>
      <text:p text:style-name="Indice_5f_nomi_20__28_INDICE_29_">Berkeley</text:p>
      <text:p text:style-name="Indice_5f_nomi_20__28_INDICE_29_">Bernardino Ochino</text:p>
      <text:p text:style-name="Indice_5f_nomi_20__28_INDICE_29_">Bianca Cappello</text:p>
      <text:p text:style-name="Indice_5f_nomi_20__28_INDICE_29_">Giorgio Biandrata<text:tab/><text:tab/><text:tab/> <text:s/></text:p>
      <text:p text:style-name="Indice_5f_nomi_20__28_INDICE_29_">Boccaccio</text:p>
      <text:p text:style-name="Indice_5f_nomi_20__28_INDICE_29_"><text:soft-page-break/>Bologna</text:p>
      <text:p text:style-name="Indice_5f_nomi_20__28_INDICE_29_">Bona Sforza</text:p>
      <text:p text:style-name="Indice_5f_nomi_20__28_INDICE_29_">Bona Sforza<text:tab/><text:tab/><text:tab/>[<text:span text:style-name="T5">cancellare, vedi sopra</text:span>]</text:p>
      <text:p text:style-name="Indice_5f_nomi_20__28_INDICE_29_">Bonaventura Chigi Zondadari</text:p>
      <text:p text:style-name="Indice_5f_nomi_20__28_INDICE_29_">Borghese Petrucci</text:p>
      <text:p text:style-name="Indice_5f_nomi_20__28_INDICE_29_">Boston</text:p>
      <text:p text:style-name="Indice_5f_nomi_20__28_INDICE_29_"><text:bookmark-start text:name="_GoBack"/>Brasile<text:tab/><text:tab/><text:tab/><text:tab/>[<text:span text:style-name="T3">cancellare</text:span>]</text:p>
      <text:p text:style-name="Indice_5f_nomi_20__28_INDICE_29_"><text:bookmark-end text:name="_GoBack"/><text:span text:style-name="T17">Martin</text:span> Bucero<text:tab/><text:tab/><text:tab/><text:tab/></text:p>
      <text:p text:style-name="Indice_5f_nomi_20__28_INDICE_29_"><text:span text:style-name="T17">Simon</text:span> Budny<text:tab/><text:tab/><text:tab/><text:tab/></text:p>
      <text:p text:style-name="Indice_5f_nomi_20__28_INDICE_29_">C</text:p>
      <text:p text:style-name="Indice_5f_nomi_20__28_INDICE_29_">Calvino Giovanni</text:p>
      <text:p text:style-name="Indice_5f_nomi_20__28_INDICE_29_">Camilla Petrucci</text:p>
      <text:p text:style-name="Indice_5f_nomi_20__28_INDICE_29_">Camillo Renato</text:p>
      <text:p text:style-name="Indice_5f_nomi_20__28_INDICE_29_">Camillo Sozzini</text:p>
      <text:p text:style-name="Indice_5f_nomi_20__28_INDICE_29_">Sebastiano Castellione</text:p>
      <text:p text:style-name="Indice_5f_nomi_20__28_INDICE_29_"><text:span text:style-name="T14">Paolo</text:span> Cataldi</text:p>
      <text:p text:style-name="Indice_5f_nomi_20__28_INDICE_29_">Caterina d’Aragona</text:p>
      <text:p text:style-name="Indice_5f_nomi_20__28_INDICE_29_">Celso Sozzini</text:p>
      <text:p text:style-name="Indice_5f_nomi_20__28_INDICE_29_">Cesare Canaviglia</text:p>
      <text:p text:style-name="Indice_5f_nomi_20__28_INDICE_29_">Cesare Maccari,</text:p>
      <text:p text:style-name="Indice_5f_nomi_20__28_INDICE_29_">Charles II re</text:p>
      <text:p text:style-name="Indice_5f_nomi_20__28_INDICE_29_">Charles William Wendte<text:tab/><text:tab/><text:tab/>[<text:span text:style-name="T3">anche in 96 e 134</text:span>]</text:p>
      <text:p text:style-name="Indice_5f_nomi_20__28_INDICE_29_">Chiesa Cattolica</text:p>
      <text:p text:style-name="Indice_5f_nomi_20__28_INDICE_29_">Chiesa d’Inghilterra</text:p>
      <text:p text:style-name="Indice_5f_nomi_20__28_INDICE_29_">Chiesa Evangelica Riformata</text:p>
      <text:p text:style-name="Indice_5f_nomi_20__28_INDICE_29_">Chiesa Metodista Episcopale</text:p>
      <text:p text:style-name="P5">Chiesa Minore<text:tab/><text:tab/><text:tab/><text:tab/>[<text:span text:style-name="T5">da unire con <text:s/>“Chiesa Minore Polacca”</text:span>]</text:p>
      <text:p text:style-name="Indice_5f_nomi_20__28_INDICE_29_">Chiesa Minore Polacca</text:p>
      <text:p text:style-name="Indice_5f_nomi_20__28_INDICE_29_">Chiesa Unitariana<text:tab/><text:tab/><text:tab/></text:p>
      <text:p text:style-name="Indice_5f_nomi_20__28_INDICE_29_">Chiesa Unitariana<text:tab/><text:tab/><text:tab/>[<text:span text:style-name="T5">cancellare, vedi sopra</text:span>]</text:p>
      <text:p text:style-name="Indice_5f_nomi_20__28_INDICE_29_">Chiesa Valdese</text:p>
      <text:p text:style-name="Indice_5f_nomi_20__28_INDICE_29_">Christoffel van Sichem</text:p>
      <text:p text:style-name="Indice_5f_nomi_20__28_INDICE_29_">Christof Socin Sarasin</text:p>
      <text:p text:style-name="Indice_5f_nomi_20__28_INDICE_29_">Christopher Morsztyn</text:p>
      <text:p text:style-name="Indice_5f_nomi_20__28_INDICE_29_">Circolo Sociniano</text:p>
      <text:p text:style-name="Indice_5f_nomi_20__28_INDICE_29_"><text:span text:style-name="T6">Hugh</text:span> Clapperton</text:p>
      <text:p text:style-name="Indice_5f_nomi_20__28_INDICE_29_">Claudio Textor</text:p>
      <text:p text:style-name="Indice_5f_nomi_20__28_INDICE_29_">Collegia Vicentina</text:p>
      <text:p text:style-name="Indice_5f_nomi_20__28_INDICE_29_">Confessio Rhaetica</text:p>
      <text:p text:style-name="Indice_5f_nomi_20__28_INDICE_29_">Conrad Pellikan</text:p>
      <text:p text:style-name="Indice_5f_nomi_20__28_INDICE_29_">Cornelio Marsili</text:p>
      <text:p text:style-name="Indice_5f_nomi_20__28_INDICE_29_">Cornelio Soccino<text:tab/><text:tab/><text:tab/><text:tab/>[<text:span text:style-name="T5">da unire con <text:s/>“Cornelio Sozzini”</text:span>]</text:p>
      <text:p text:style-name="Indice_5f_nomi_20__28_INDICE_29_">Cornelio Sozzini</text:p>
      <text:p text:style-name="Indice_5f_nomi_20__28_INDICE_29_">Corte Suprema<text:tab/><text:tab/><text:tab/><text:tab/>[<text:span text:style-name="T5">cancellare</text:span>]</text:p>
      <text:p text:style-name="Indice_5f_nomi_20__28_INDICE_29_">Cosimo dei Medici<text:tab/><text:tab/><text:tab/>[<text:span text:style-name="T5">da unire con <text:s/>“Cosimo I dei Medici”</text:span>]</text:p>
      <text:p text:style-name="Indice_5f_nomi_20__28_INDICE_29_">Cosimo de’Medici<text:tab/><text:tab/><text:tab/>[<text:span text:style-name="T5">da unire con <text:s/>“Cosimo I dei Medici”</text:span>]</text:p>
      <text:p text:style-name="Indice_5f_nomi_20__28_INDICE_29_">Cosimo I <text:span text:style-name="T6">dei Medici</text:span><text:tab/><text:tab/><text:tab/>[<text:span text:style-name="T5">da unire con <text:s/>“Cosimo I dei Medici”</text:span>]</text:p>
      <text:p text:style-name="P5"><text:span text:style-name="T10">Jaques</text:span><text:span text:style-name="T7"> </text:span>Couet</text:p>
      <text:p text:style-name="Indice_5f_nomi_20__28_INDICE_29_">Cracovia</text:p>
      <text:p text:style-name="Indice_5f_nomi_20__28_INDICE_29_">Cristo<text:tab/><text:tab/><text:tab/><text:tab/><text:tab/>[<text:span text:style-name="T5">cancellare</text:span>]</text:p>
      <text:p text:style-name="Indice_5f_nomi_20__28_INDICE_29_">Cristoforo Báthory</text:p>
      <text:p text:style-name="Indice_5f_nomi_20__28_INDICE_29_">Cunegonda Mazzocchi</text:p>
      <text:p text:style-name="Indice_5f_nomi_20__28_INDICE_29_">D</text:p>
      <text:p text:style-name="Indice_5f_nomi_20__28_INDICE_29_">Dante</text:p>
      <text:p text:style-name="Indice_5f_nomi_20__28_INDICE_29_">David Davies</text:p>
      <text:p text:style-name="Indice_5f_nomi_20__28_INDICE_29_">David Davis, <text:span text:style-name="T6">vedi David Davies<text:tab/><text:tab/>[</text:span><text:span text:style-name="T5">da unire con <text:s/>“David Davies”</text:span><text:span text:style-name="T6">]</text:span></text:p>
      <text:p text:style-name="Indice_5f_nomi_20__28_INDICE_29_">Dio<text:tab/><text:tab/><text:tab/><text:tab/><text:tab/>[<text:span text:style-name="T5">cancellare</text:span>]</text:p>
      <text:p text:style-name="Indice_5f_nomi_20__28_INDICE_29_">Domenico Lopez</text:p>
      <text:p text:style-name="Indice_5f_nomi_20__28_INDICE_29_">Dylan Thomas</text:p>
      <text:p text:style-name="Indice_5f_nomi_20__28_INDICE_29_"><text:soft-page-break/>E</text:p>
      <text:p text:style-name="Indice_5f_nomi_20__28_INDICE_29_">Edward Williams</text:p>
      <text:p text:style-name="Indice_5f_nomi_20__28_INDICE_29_">Egidio Assunto Brigidi</text:p>
      <text:p text:style-name="Indice_5f_nomi_20__28_INDICE_29_">Egidio Brigidi<text:tab/><text:tab/><text:tab/><text:tab/>[<text:span text:style-name="T5">da unire con <text:s/>“Egidio Assunto Brigidi”</text:span>]</text:p>
      <text:p text:style-name="Indice_5f_nomi_20__28_INDICE_29_">Elias Arciszewski</text:p>
      <text:p text:style-name="Indice_5f_nomi_20__28_INDICE_29_">Elisabetta Gnudi Angelini</text:p>
      <text:p text:style-name="Indice_5f_nomi_20__28_INDICE_29_">Elizabeth Morsztyn</text:p>
      <text:p text:style-name="Indice_5f_nomi_20__28_INDICE_29_">Elizabeth Sweet</text:p>
      <text:p text:style-name="Indice_5f_nomi_20__28_INDICE_29_">Enciclopedia Britannica</text:p>
      <text:p text:style-name="Indice_5f_nomi_20__28_INDICE_29_">Enea Silvio Piccolomini</text:p>
      <text:p text:style-name="Indice_5f_nomi_20__28_INDICE_29_">Enrico Caporali</text:p>
      <text:p text:style-name="Indice_5f_nomi_20__28_INDICE_29_">Enrico VIII<text:span text:style-name="T6">, <text:s/>re</text:span></text:p>
      <text:p text:style-name="Indice_5f_nomi_20__28_INDICE_29_">Ephraim Pagitt</text:p>
      <text:p text:style-name="Indice_5f_nomi_20__28_INDICE_29_">Eric Eldred</text:p>
      <text:p text:style-name="Indice_5f_nomi_20__28_INDICE_29_">Ermenegildo Pistelli</text:p>
      <text:p text:style-name="Indice_5f_nomi_20__28_INDICE_29_">Ernest Hemingway</text:p>
      <text:p text:style-name="Indice_5f_nomi_20__28_INDICE_29_">Ettore Romagnoli</text:p>
      <text:p text:style-name="Indice_5f_nomi_20__28_INDICE_29_">Europa<text:tab/><text:tab/><text:tab/><text:tab/><text:tab/>[<text:span text:style-name="T5">cancellare</text:span>]</text:p>
      <text:p text:style-name="Indice_5f_nomi_20__28_INDICE_29_">F</text:p>
      <text:p text:style-name="Indice_5f_nomi_20__28_INDICE_29_">Famiglia Sozzini</text:p>
      <text:p text:style-name="Indice_5f_nomi_20__28_INDICE_29_">Fausto Paolo Sozzini</text:p>
      <text:p text:style-name="Indice_5f_nomi_20__28_INDICE_29_">Fausto Soccini<text:span text:style-name="T6">, vedi Sozzini</text:span></text:p>
      <text:p text:style-name="Indice_5f_nomi_20__28_INDICE_29_">Fausto Soccino<text:span text:style-name="T6">, vedi Sozzini</text:span></text:p>
      <text:p text:style-name="Indice_5f_nomi_20__28_INDICE_29_">Fausto Socini<text:span text:style-name="T6">, vedi Sozzini</text:span></text:p>
      <text:p text:style-name="Indice_5f_nomi_20__28_INDICE_29_">Fausto Socino<text:span text:style-name="T6">, vedi Sozzini</text:span></text:p>
      <text:p text:style-name="Indice_5f_nomi_20__28_INDICE_29_">Fausto Sozzini<text:span text:style-name="T6"><text:tab/><text:tab/><text:tab/><text:tab/>[</text:span><text:span text:style-name="T5">da unire con <text:s/>“Fausto Paolo Sozzini”</text:span><text:span text:style-name="T6">]</text:span></text:p>
      <text:p text:style-name="Indice_5f_nomi_20__28_INDICE_29_">Felix Tursio Urbevetanus<text:tab/><text:tab/><text:tab/>[<text:span text:style-name="T5">cancellare</text:span>]</text:p>
      <text:p text:style-name="P2">Ferdinando I dei Medici<text:tab/><text:tab/><text:tab/>[ex “Ferdinando de Medici”]</text:p>
      <text:p text:style-name="Indice_5f_nomi_20__28_INDICE_29_">Ferdinando I dei Medici</text:p>
      <text:p text:style-name="Indice_5f_nomi_20__28_INDICE_29_">Ferdinando III di Toscana</text:p>
      <text:p text:style-name="Indice_5f_nomi_20__28_INDICE_29_">Ferenc Dávid</text:p>
      <text:p text:style-name="Indice_5f_nomi_20__28_INDICE_29_">Fernando Bracciaforti</text:p>
      <text:p text:style-name="Indice_5f_nomi_20__28_INDICE_29_">Ferrara</text:p>
      <text:p text:style-name="Indice_5f_nomi_20__28_INDICE_29_">Firenze</text:p>
      <text:p text:style-name="Indice_5f_nomi_20__28_INDICE_29_">Fischmarkt<text:tab/><text:tab/><text:tab/><text:tab/>[<text:span text:style-name="T5">cancellare</text:span>]</text:p>
      <text:p text:style-name="Indice_5f_nomi_20__28_INDICE_29_">Fotino di Sirmio</text:p>
      <text:p text:style-name="Indice_5f_nomi_20__28_INDICE_29_">Francesca d’Atoleo</text:p>
      <text:p text:style-name="Indice_5f_nomi_20__28_INDICE_29_">Francesco Cellesi</text:p>
      <text:p text:style-name="Indice_5f_nomi_20__28_INDICE_29_">Francesco dei Medici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de’Medici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I<text:tab/>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II<text:tab/><text:tab/><text:tab/><text:tab/><text:span text:style-name="T6">[refuso nel testo, </text:span><text:span text:style-name="T5">da unire con <text:s/>“Francesco I dei Medici”</text:span><text:span text:style-name="T6">]</text:span></text:p>
      <text:p text:style-name="Indice_5f_nomi_20__28_INDICE_29_">Francesco Lismanini</text:p>
      <text:p text:style-name="Indice_5f_nomi_20__28_INDICE_29_">Francesco Pucci</text:p>
      <text:p text:style-name="Indice_5f_nomi_20__28_INDICE_29_">Francesco Stancaro</text:p>
      <text:p text:style-name="Indice_5f_nomi_20__28_INDICE_29_">Francia<text:tab/><text:tab/><text:tab/><text:tab/><text:tab/>[<text:span text:style-name="T5">cancellare</text:span>]</text:p>
      <text:p text:style-name="Indice_5f_nomi_20__28_INDICE_29_">Francis Scott Fitzgerald</text:p>
      <text:p text:style-name="Indice_5f_nomi_20__28_INDICE_29_">Francoforte</text:p>
      <text:p text:style-name="Indice_5f_nomi_20__28_INDICE_29_">Fratelli Polacchi</text:p>
      <text:p text:style-name="Indice_5f_nomi_20__28_INDICE_29_">G</text:p>
      <text:p text:style-name="Indice_5f_nomi_20__28_INDICE_29_">Gaetano Conte</text:p>
      <text:p text:style-name="Indice_5f_nomi_20__28_INDICE_29_">Galgano Sozzini</text:p>
      <text:p text:style-name="Indice_5f_nomi_20__28_INDICE_29_">Galizia</text:p>
      <text:p text:style-name="Indice_5f_nomi_20__28_INDICE_29_">Galles</text:p>
      <text:p text:style-name="Indice_5f_nomi_20__28_INDICE_29_">Gaspero Pecchioni</text:p>
      <text:p text:style-name="Indice_5f_nomi_20__28_INDICE_29_"><text:span text:style-name="T6">Giovanni Valentino </text:span>Gentile</text:p>
      <text:p text:style-name="Indice_5f_nomi_20__28_INDICE_29_">George Washington</text:p>
      <text:p text:style-name="Indice_5f_nomi_20__28_INDICE_29_">George W. Bush junior</text:p>
      <text:p text:style-name="Indice_5f_nomi_20__28_INDICE_29_">Geronimo Marliano</text:p>
      <text:p text:style-name="Indice_5f_nomi_20__28_INDICE_29_">Giacomo Paleologo<text:tab/><text:tab/><text:tab/><text:span text:style-name="T3">[da unire con “Iacopo Paleologo, (Giacomo Paleologo)”]</text:span></text:p>
      <text:p text:style-name="Indice_5f_nomi_20__28_INDICE_29_"><text:soft-page-break/>Giambattista Rota<text:span text:style-name="T6">, vedi </text:span><text:span text:style-name="T8">Jean Baptiste Rotan</text:span></text:p>
      <text:p text:style-name="Indice_5f_nomi_20__28_INDICE_29_">Ginevra</text:p>
      <text:p text:style-name="Indice_5f_nomi_20__28_INDICE_29_">Giordano Bruno</text:p>
      <text:p text:style-name="Indice_5f_nomi_20__28_INDICE_29_">Giorgio Biandrata<text:tab/><text:tab/><text:span text:style-name="T3">[da unire al precedente “Giorgio Biandrata”]</text:span></text:p>
      <text:p text:style-name="Indice_5f_nomi_20__28_INDICE_29_">Giorigio Spini</text:p>
      <text:p text:style-name="Indice_5f_nomi_20__28_INDICE_29_">Giovanni Antonio Popoleschi</text:p>
      <text:p text:style-name="Indice_5f_nomi_20__28_INDICE_29_">Giovanni Battista Lugari</text:p>
      <text:p text:style-name="Indice_5f_nomi_20__28_INDICE_29_">Giovanni Semeria</text:p>
      <text:p text:style-name="Indice_5f_nomi_20__28_INDICE_29_"><text:s/><text:span text:style-name="T13">Giovanni II d'Ungheria</text:span> <text:tab/><text:tab/><text:tab/><text:span text:style-name="T3">[ex “Giovanni Sigismondo”]</text:span></text:p>
      <text:p text:style-name="Indice_5f_nomi_20__28_INDICE_29_">Giovanni Sozzini</text:p>
      <text:p text:style-name="Indice_5f_nomi_20__28_INDICE_29_">Giovanni Tanna</text:p>
      <text:p text:style-name="Indice_5f_nomi_20__28_INDICE_29_">Giovanulo Sozinus<text:tab/><text:tab/><text:tab/><text:span text:style-name="T6">[</text:span><text:span text:style-name="T5">da unire con <text:s/>“Giovanni Sozzini”</text:span><text:span text:style-name="T6">]</text:span></text:p>
      <text:p text:style-name="Indice_5f_nomi_20__28_INDICE_29_">Giovanulo Sozzini<text:tab/><text:tab/><text:tab/><text:span text:style-name="T6">[</text:span><text:span text:style-name="T5">da unire con <text:s/>“Giovanni Sozzini”</text:span><text:span text:style-name="T6">]</text:span></text:p>
      <text:p text:style-name="Indice_5f_nomi_20__28_INDICE_29_">Girolamo Bargagli<text:tab/><text:tab/><text:tab/><text:span text:style-name="T6">[</text:span><text:span text:style-name="T5">da unire con <text:s/>“Girolamo Bargagli”</text:span><text:span text:style-name="T6">]</text:span></text:p>
      <text:p text:style-name="Indice_5f_nomi_20__28_INDICE_29_">Girolamo Cerretani</text:p>
      <text:p text:style-name="Indice_5f_nomi_20__28_INDICE_29_">Girolamo Gigli</text:p>
      <text:p text:style-name="Indice_5f_nomi_20__28_INDICE_29_">Girolamo Priuli</text:p>
      <text:p text:style-name="Indice_5f_nomi_20__28_INDICE_29_">Giulio del Taja</text:p>
      <text:p text:style-name="Indice_5f_nomi_20__28_INDICE_29_">Giulio Terrosi Vagnoli</text:p>
      <text:p text:style-name="Indice_5f_nomi_20__28_INDICE_29_">Giuseppe Porri</text:p>
      <text:p text:style-name="Indice_5f_nomi_20__28_INDICE_29_">Giuseppe Socin</text:p>
      <text:p text:style-name="Indice_5f_nomi_20__28_INDICE_29_"><text:span text:style-name="T6">Alexander</text:span> Gordon<text:tab/><text:tab/><text:tab/><text:span text:style-name="T6">[</text:span><text:span text:style-name="T5">da unire con <text:s/>“Alexander Gordon”</text:span><text:span text:style-name="T6">]</text:span></text:p>
      <text:p text:style-name="Indice_5f_nomi_20__28_INDICE_29_">Gran Bretagna<text:tab/><text:tab/><text:tab/><text:tab/>[<text:span text:style-name="T5">cancellare</text:span>]</text:p>
      <text:p text:style-name="Indice_5f_nomi_20__28_INDICE_29_">Gregory Paulus</text:p>
      <text:p text:style-name="Indice_5f_nomi_20__28_INDICE_29_">Gugliemo Romiti</text:p>
      <text:p text:style-name="Indice_5f_nomi_20__28_INDICE_29_">Guido Panzirolo</text:p>
      <text:p text:style-name="Indice_5f_nomi_20__28_INDICE_29_">Gwilym Marles</text:p>
      <text:p text:style-name="Indice_5f_nomi_20__28_INDICE_29_">H</text:p>
      <text:p text:style-name="Indice_5f_nomi_20__28_INDICE_29_">Hans Wyss</text:p>
      <text:p text:style-name="Indice_5f_nomi_20__28_INDICE_29_">Henry James</text:p>
      <text:p text:style-name="Indice_5f_nomi_20__28_INDICE_29_">Historia de duobus amantibus<text:tab/><text:tab/>[<text:span text:style-name="T5">cancellare</text:span>]</text:p>
      <text:p text:style-name="Indice_5f_nomi_20__28_INDICE_29_"><text:span text:style-name="T14">Adolf </text:span>Hitler<text:tab/><text:tab/><text:tab/><text:tab/><text:tab/></text:p>
      <text:p text:style-name="Indice_5f_nomi_20__28_INDICE_29_">Hottingen</text:p>
      <text:p text:style-name="Indice_5f_nomi_20__28_INDICE_29_">I</text:p>
      <text:p text:style-name="Indice_5f_nomi_20__28_INDICE_29_">Iacopo Paleologo<text:span text:style-name="T14">, (Giacomo Paleologo)</text:span></text:p>
      <text:p text:style-name="Indice_5f_nomi_20__28_INDICE_29_">ilex scopetiana</text:p>
      <text:p text:style-name="Indice_5f_nomi_20__28_INDICE_29_">Imperatore Carlo V</text:p>
      <text:p text:style-name="Indice_5f_nomi_20__28_INDICE_29_">Indie<text:tab/><text:tab/><text:tab/><text:tab/><text:tab/>[<text:span text:style-name="T5">cancellare</text:span>]</text:p>
      <text:p text:style-name="Indice_5f_nomi_20__28_INDICE_29_">Inghilterra<text:tab/><text:tab/><text:tab/><text:tab/>[<text:span text:style-name="T5">cancellare</text:span>]</text:p>
      <text:p text:style-name="Indice_5f_nomi_20__28_INDICE_29_">Inquisizione di Siena</text:p>
      <text:p text:style-name="Indice_5f_nomi_20__28_INDICE_29_">Inquisizione romana</text:p>
      <text:p text:style-name="Indice_5f_nomi_20__28_INDICE_29_">Iolo Morganwg</text:p>
      <text:p text:style-name="Indice_5f_nomi_20__28_INDICE_29_">Irlanda<text:tab/><text:tab/><text:tab/><text:tab/><text:tab/>[<text:span text:style-name="T5">cancellare</text:span>]</text:p>
      <text:p text:style-name="Indice_5f_nomi_20__28_INDICE_29_">Isaac Newton</text:p>
      <text:p text:style-name="Indice_5f_nomi_20__28_INDICE_29_"><text:span text:style-name="T14">Isabella dei Medici</text:span><text:tab/><text:tab/><text:tab/><text:span text:style-name="T3">[ex Isabella de’Medici]</text:span></text:p>
      <text:p text:style-name="Indice_5f_nomi_20__28_INDICE_29_">Italia<text:tab/><text:tab/><text:tab/><text:tab/><text:tab/>[<text:span text:style-name="T5">cancellare</text:span>]</text:p>
      <text:p text:style-name="Indice_5f_nomi_20__28_INDICE_29_">Ivan il Terribile</text:p>
      <text:p text:style-name="Indice_5f_nomi_20__28_INDICE_29_">J</text:p>
      <text:p text:style-name="Indice_5f_nomi_20__28_INDICE_29_">Jacob Wujeck</text:p>
      <text:p text:style-name="Indice_5f_nomi_20__28_INDICE_29_">James Macpherson</text:p>
      <text:p text:style-name="Indice_5f_nomi_20__28_INDICE_29_">Jaques Couet</text:p>
      <text:p text:style-name="Indice_5f_nomi_20__28_INDICE_29_">Jean Baptiste Rotan</text:p>
      <text:p text:style-name="Indice_5f_nomi_20__28_INDICE_29_">Johann Christoph Dehne</text:p>
      <text:p text:style-name="Indice_5f_nomi_20__28_INDICE_29_">Johannes Blonski</text:p>
      <text:p text:style-name="Indice_5f_nomi_20__28_INDICE_29_">Johann Friedrich Corvinus</text:p>
      <text:p text:style-name="Indice_5f_nomi_20__28_INDICE_29_">John Biddle</text:p>
      <text:p text:style-name="Indice_5f_nomi_20__28_INDICE_29_">John Dalton</text:p>
      <text:p text:style-name="Indice_5f_nomi_20__28_INDICE_29_">John Ruskin</text:p>
      <text:p text:style-name="Indice_5f_nomi_20__28_INDICE_29_">John Sieninski</text:p>
      <text:p text:style-name="Indice_5f_nomi_20__28_INDICE_29_"><text:soft-page-break/>John Stokesby</text:p>
      <text:p text:style-name="Indice_5f_nomi_20__28_INDICE_29_">Joseph Priestley</text:p>
      <text:p text:style-name="Indice_5f_nomi_20__28_INDICE_29_">Joshua Toulmin</text:p>
      <text:p text:style-name="Indice_5f_nomi_20__28_INDICE_29_">Józef Konwent</text:p>
      <text:p text:style-name="Indice_5f_nomi_20__28_INDICE_29_">Juan Francisco</text:p>
      <text:p text:style-name="Indice_5f_nomi_20__28_INDICE_29_">Juan Francisco<text:tab/><text:tab/><text:tab/><text:span text:style-name="T3">[da unire al precededente]</text:span></text:p>
      <text:p text:style-name="Indice_5f_nomi_20__28_INDICE_29_">K</text:p>
      <text:p text:style-name="Indice_5f_nomi_20__28_INDICE_29_">Kaspar Schlick</text:p>
      <text:p text:style-name="Indice_5f_nomi_20__28_INDICE_29_">Kaspar Wiernek</text:p>
      <text:p text:style-name="Indice_5f_nomi_20__28_INDICE_29_">Kolozsvár</text:p>
      <text:p text:style-name="Indice_5f_nomi_20__28_INDICE_29_">Krzysztof Penderecki</text:p>
      <text:p text:style-name="Indice_5f_nomi_20__28_INDICE_29_">L</text:p>
      <text:p text:style-name="Indice_5f_nomi_20__28_INDICE_29_">Lambert Visscher</text:p>
      <text:p text:style-name="Indice_5f_nomi_20__28_INDICE_29_">Lech Szczucki</text:p>
      <text:p text:style-name="Indice_5f_nomi_20__28_INDICE_29_">Lega Santa<text:tab/><text:tab/><text:tab/></text:p>
      <text:p text:style-name="Indice_5f_nomi_20__28_INDICE_29_">Lelio Socini<text:tab/><text:tab/><text:tab/><text:tab/><text:span text:style-name="T3">[da unire con “Lelio Sozzini” ]</text:span></text:p>
      <text:p text:style-name="Indice_5f_nomi_20__28_INDICE_29_">Lelio Sozzini</text:p>
      <text:p text:style-name="Indice_5f_nomi_20__28_INDICE_29_">Lelio Sozzini<text:tab/><text:tab/><text:tab/><text:tab/><text:span text:style-name="T3">[da unire con “Lelio Sozzini” ]</text:span></text:p>
      <text:p text:style-name="Indice_5f_nomi_20__28_INDICE_29_">Leone XII<text:span text:style-name="T15">, papa</text:span></text:p>
      <text:p text:style-name="Indice_5f_nomi_20__28_INDICE_29_">Liona<text:tab/><text:tab/><text:tab/><text:tab/><text:tab/>[<text:span text:style-name="T5">cancellare</text:span>]</text:p>
      <text:p text:style-name="Indice_5f_nomi_20__28_INDICE_29_">Lione</text:p>
      <text:p text:style-name="Indice_5f_nomi_20__28_INDICE_29_"><text:span text:style-name="T14">Francesco </text:span>Lismanini</text:p>
      <text:p text:style-name="Indice_5f_nomi_20__28_INDICE_29_">Lituania</text:p>
      <text:p text:style-name="Indice_5f_nomi_20__28_INDICE_29_">Locanda Storcken</text:p>
      <text:p text:style-name="Indice_5f_nomi_20__28_INDICE_29_"><text:span text:style-name="T14">John </text:span>Locke</text:p>
      <text:p text:style-name="Indice_5f_nomi_20__28_INDICE_29_">Lodovico Castelvetro</text:p>
      <text:p text:style-name="Indice_5f_nomi_20__28_INDICE_29_">Londra</text:p>
      <text:p text:style-name="P5">Lorenzo dei Medici<text:tab/><text:tab/><text:tab/><text:span text:style-name="T3">[ex Lorenzo de´</text:span> <text:span text:style-name="T5">Medici</text:span>]</text:p>
      <text:p text:style-name="Indice_5f_nomi_20__28_INDICE_29_">Luciano Banchi</text:p>
      <text:p text:style-name="Indice_5f_nomi_20__28_INDICE_29_">Lucrezia Sabbatini</text:p>
      <text:p text:style-name="Indice_5f_nomi_20__28_INDICE_29_">Lucy Touhlmin Smith<text:tab/><text:tab/><text:tab/><text:span text:style-name="T5">[refuso nel testo, da unire con “Lucy Toulmin Smith”]</text:span></text:p>
      <text:p text:style-name="Indice_5f_nomi_20__28_INDICE_29_">Lucy Toulmin Smith</text:p>
      <text:p text:style-name="Indice_5f_nomi_20__28_INDICE_29_">Ludovico Bonaccioli</text:p>
      <text:p text:style-name="Indice_5f_nomi_20__28_INDICE_29_">Lugano</text:p>
      <text:p text:style-name="Indice_5f_nomi_20__28_INDICE_29_">Luisa Giulio Benso</text:p>
      <text:p text:style-name="Indice_5f_nomi_20__28_INDICE_29_">Lusławice</text:p>
      <text:p text:style-name="Indice_5f_nomi_20__28_INDICE_29_"><text:span text:style-name="T14">Martin </text:span>Lutero</text:p>
      <text:p text:style-name="Indice_5f_nomi_20__28_INDICE_29_">Luther Blisset</text:p>
      <text:p text:style-name="Indice_5f_nomi_20__28_INDICE_29_">M</text:p>
      <text:p text:style-name="Indice_5f_nomi_20__28_INDICE_29_">Maciej Bogues Stecnynski</text:p>
      <text:p text:style-name="Indice_5f_nomi_20__28_INDICE_29_">Manfredo Balbani</text:p>
      <text:p text:style-name="Indice_5f_nomi_20__28_INDICE_29_">Mantova</text:p>
      <text:p text:style-name="Indice_5f_nomi_20__28_INDICE_29_">Marcantonio Cinuzzi</text:p>
      <text:p text:style-name="Indice_5f_nomi_20__28_INDICE_29_">Marcantonio Colonna</text:p>
      <text:p text:style-name="Indice_5f_nomi_20__28_INDICE_29_">Marcantonio Piccolomini</text:p>
      <text:p text:style-name="Indice_5f_nomi_20__28_INDICE_29_">Maria Bianchi Bandinelli</text:p>
      <text:p text:style-name="Indice_5f_nomi_20__28_INDICE_29_">Maria Jane<text:span text:style-name="T14"> Williams</text:span></text:p>
      <text:p text:style-name="Indice_5f_nomi_20__28_INDICE_29_">Mariano Sozzini</text:p>
      <text:p text:style-name="Indice_5f_nomi_20__28_INDICE_29_">Maria Porzia Sozzini</text:p>
      <text:p text:style-name="Indice_5f_nomi_20__28_INDICE_29_">Mariotto Giambonelli</text:p>
      <text:p text:style-name="Indice_5f_nomi_20__28_INDICE_29_">Martin Berzeviczy</text:p>
      <text:p text:style-name="Indice_5f_nomi_20__28_INDICE_29_">Martin Vadovita</text:p>
      <text:p text:style-name="Indice_5f_nomi_20__28_INDICE_29_">Massimiliano II</text:p>
      <text:p text:style-name="Indice_5f_nomi_20__28_INDICE_29_">Massoneria</text:p>
      <text:p text:style-name="Indice_5f_nomi_20__28_INDICE_29_">Matteo Balbani</text:p>
      <text:p text:style-name="Indice_5f_nomi_20__28_INDICE_29_"><text:span text:style-name="T14">Filippo </text:span>Melantone</text:p>
      <text:p text:style-name="Indice_5f_nomi_20__28_INDICE_29_"><text:span text:style-name="T14">Simons </text:span>Menno</text:p>
      <text:p text:style-name="Indice_5f_nomi_20__28_INDICE_29_">Michele Serveto</text:p>
      <text:p text:style-name="Indice_5f_nomi_20__28_INDICE_29_">Mikołaj Przypkowski</text:p>
      <text:p text:style-name="Indice_5f_nomi_20__28_INDICE_29_">Milano</text:p>
      <text:p text:style-name="Indice_5f_nomi_20__28_INDICE_29_"><text:soft-page-break/>Minot Judson Savage</text:p>
      <text:p text:style-name="Indice_5f_nomi_20__28_INDICE_29_">Monte Carasso</text:p>
      <text:p text:style-name="Indice_5f_nomi_20__28_INDICE_29_">Monthly repository<text:tab/><text:tab/><text:span text:style-name="T3">[da unire a “Monthly Repository”]</text:span></text:p>
      <text:p text:style-name="Indice_5f_nomi_20__28_INDICE_29_">Monthly Repository</text:p>
      <text:p text:style-name="Indice_5f_nomi_20__28_INDICE_29_">Montpellier</text:p>
      <text:p text:style-name="Indice_5f_nomi_20__28_INDICE_29_">Museo del Bargello</text:p>
      <text:p text:style-name="Indice_5f_nomi_20__28_INDICE_29_">N</text:p>
      <text:p text:style-name="Indice_5f_nomi_20__28_INDICE_29_">Nathaniel Parker Willis</text:p>
      <text:p text:style-name="Indice_5f_nomi_20__28_INDICE_29_">Niccola Venturi</text:p>
      <text:p text:style-name="Indice_5f_nomi_20__28_INDICE_29_">Niccolò Buccella</text:p>
      <text:p text:style-name="Indice_5f_nomi_20__28_INDICE_29_">Niccolò Spannocchi</text:p>
      <text:p text:style-name="Indice_5f_nomi_20__28_INDICE_29_">Nicholas Ole</text:p>
      <text:p text:style-name="Indice_5f_nomi_20__28_INDICE_29_">Nicholas Radziwill<text:tab/><text:tab/></text:p>
      <text:p text:style-name="Indice_5f_nomi_20__28_INDICE_29_">Nicola Albanesi</text:p>
      <text:p text:style-name="Indice_5f_nomi_20__28_INDICE_29_">Nikolaj Radziwiłł<text:tab/><text:tab/><text:span text:style-name="T3">[da unire a “Nicholas Radziwill”]</text:span></text:p>
      <text:p text:style-name="Indice_5f_nomi_20__28_INDICE_29_">O</text:p>
      <text:p text:style-name="Indice_5f_nomi_20__28_INDICE_29_">Odoardo Jalla</text:p>
      <text:p text:style-name="Indice_5f_nomi_20__28_INDICE_29_">Olanda<text:tab/><text:tab/><text:tab/><text:tab/><text:span text:style-name="T3">[cancellare]</text:span></text:p>
      <text:p text:style-name="Indice_5f_nomi_20__28_INDICE_29_">Orazio<text:span text:style-name="T14"> Marsili</text:span></text:p>
      <text:p text:style-name="Indice_5f_nomi_20__28_INDICE_29_">Orazio Orsini</text:p>
      <text:p text:style-name="Indice_5f_nomi_20__28_INDICE_29_">Orazio Spanocchi</text:p>
      <text:p text:style-name="Indice_5f_nomi_20__28_INDICE_29_">Orenno</text:p>
      <text:p text:style-name="Indice_5f_nomi_20__28_INDICE_29_">Oxford</text:p>
      <text:p text:style-name="Indice_5f_nomi_20__28_INDICE_29_">P</text:p>
      <text:p text:style-name="Indice_5f_nomi_20__28_INDICE_29_">Padova</text:p>
      <text:p text:style-name="Indice_5f_nomi_20__28_INDICE_29_">Paesi Bassi<text:tab/><text:tab/><text:tab/><text:span text:style-name="T3">[cancellare]</text:span></text:p>
      <text:p text:style-name="Indice_5f_nomi_20__28_INDICE_29_">Paolo Cataldi<text:tab/><text:tab/><text:tab/>[<text:span text:style-name="T5">da unire con “Paolo Cataldi”]</text:span></text:p>
      <text:p text:style-name="Indice_5f_nomi_20__28_INDICE_29_">Paolo Cesarini</text:p>
      <text:p text:style-name="Indice_5f_nomi_20__28_INDICE_29_">Paolo di Samosata</text:p>
      <text:p text:style-name="Indice_5f_nomi_20__28_INDICE_29_">Paolo Giordano Orsini</text:p>
      <text:p text:style-name="Indice_5f_nomi_20__28_INDICE_29_">Paolo Lombardi</text:p>
      <text:p text:style-name="Indice_5f_nomi_20__28_INDICE_29_">Paolo Orsini<text:tab/><text:tab/><text:tab/>[<text:span text:style-name="T5">da unire con “Giordano Orsini”]</text:span></text:p>
      <text:p text:style-name="Indice_5f_nomi_20__28_INDICE_29_">papa Leone X</text:p>
      <text:p text:style-name="Indice_5f_nomi_20__28_INDICE_29_">papa Pio III</text:p>
      <text:p text:style-name="Indice_5f_nomi_20__28_INDICE_29_">papa Pio X</text:p>
      <text:p text:style-name="Indice_5f_nomi_20__28_INDICE_29_">Parigi</text:p>
      <text:p text:style-name="P3">Pawlikowice<text:span text:style-name="T16"><text:tab/><text:tab/><text:tab/></text:span><text:span text:style-name="T5">[ex Pawlikowice Socini]</text:span></text:p>
      <text:p text:style-name="Indice_5f_nomi_20__28_INDICE_29_">Percy Bysshe <text:span text:style-name="T14">Shelley</text:span><text:span text:style-name="T16"><text:tab/><text:tab/></text:span><text:span text:style-name="T5">[refuso nel testo Shelly invece che Shelley]</text:span></text:p>
      <text:p text:style-name="Indice_5f_nomi_20__28_INDICE_29_">Peter Statorius</text:p>
      <text:p text:style-name="Indice_5f_nomi_20__28_INDICE_29_">Petrus Mélius</text:p>
      <text:p text:style-name="Indice_5f_nomi_20__28_INDICE_29_">Piero Guicciardini</text:p>
      <text:p text:style-name="Indice_5f_nomi_20__28_INDICE_29_">Pietro Martire Vermigli</text:p>
      <text:p text:style-name="Indice_5f_nomi_20__28_INDICE_29_">Pietro Perna</text:p>
      <text:p text:style-name="Indice_5f_nomi_20__28_INDICE_29_">Pietro Risi</text:p>
      <text:p text:style-name="Indice_5f_nomi_20__28_INDICE_29_">Pinczow</text:p>
      <text:p text:style-name="Indice_5f_nomi_20__28_INDICE_29_"><text:span text:style-name="T14">papa </text:span>Pio IX</text:p>
      <text:p text:style-name="Indice_5f_nomi_20__28_INDICE_29_">Pisa</text:p>
      <text:p text:style-name="Indice_5f_nomi_20__28_INDICE_29_">Piur</text:p>
      <text:p text:style-name="Indice_5f_nomi_20__28_INDICE_29_">Polonia<text:tab/><text:tab/><text:tab/><text:tab/><text:span text:style-name="T3">[cancellare]</text:span></text:p>
      <text:p text:style-name="Indice_5f_nomi_20__28_INDICE_29_">Ponte Tresa</text:p>
      <text:p text:style-name="Indice_5f_nomi_20__28_INDICE_29_">Porzia Pecci</text:p>
      <text:p text:style-name="Indice_5f_nomi_20__28_INDICE_29_"><text:span text:style-name="T14">Antonio </text:span>Possevino<text:tab/><text:tab/><text:span text:style-name="T3">[da unire al precededente “</text:span><text:span text:style-name="T5">Antonio</text:span><text:span text:style-name="T14"> </text:span><text:span text:style-name="T3">Possevino”]</text:span></text:p>
      <text:p text:style-name="Indice_5f_nomi_20__28_INDICE_29_"><text:span text:style-name="T11">Joseph</text:span><text:span text:style-name="T7"> </text:span>Priestley<text:tab/><text:tab/><text:tab/><text:span text:style-name="T3">[da unire al precededente “</text:span><text:span text:style-name="T12">Joseph</text:span><text:span text:style-name="T9"> </text:span><text:span text:style-name="T3">Priestley”]</text:span></text:p>
      <text:p text:style-name="Indice_5f_nomi_20__28_INDICE_29_">Prospero Scaccia</text:p>
      <text:p text:style-name="Indice_5f_nomi_20__28_INDICE_29_">Q</text:p>
      <text:p text:style-name="Indice_5f_nomi_20__28_INDICE_29_">Quirina Mocenni</text:p>
      <text:p text:style-name="Indice_5f_nomi_20__28_INDICE_29_">R</text:p>
      <text:p text:style-name="Indice_5f_nomi_20__28_INDICE_29_">Raków</text:p>
      <text:p text:style-name="Indice_5f_nomi_20__28_INDICE_29_">Ranuccio Bianchi Bandinelli</text:p>
      <text:p text:style-name="Indice_5f_nomi_20__28_INDICE_29_"><text:soft-page-break/>Regno Unito<text:tab/><text:tab/><text:tab/><text:span text:style-name="T3">[cancellare]</text:span></text:p>
      <text:p text:style-name="Indice_5f_nomi_20__28_INDICE_29_">Richard Crook</text:p>
      <text:p text:style-name="Indice_5f_nomi_20__28_INDICE_29_">Riforma Radicale</text:p>
      <text:p text:style-name="Indice_5f_nomi_20__28_INDICE_29_">Rinascimento</text:p>
      <text:p text:style-name="Indice_5f_nomi_20__28_INDICE_29_">Roberto Bellarmino</text:p>
      <text:p text:style-name="Indice_5f_nomi_20__28_INDICE_29_">Roma</text:p>
      <text:p text:style-name="Indice_5f_nomi_20__28_INDICE_29_">Romolo Murri</text:p>
      <text:p text:style-name="Indice_5f_nomi_20__28_INDICE_29_">Rota romana<text:tab/><text:tab/><text:tab/><text:span text:style-name="T3">[cancellare]</text:span></text:p>
      <text:p text:style-name="Indice_5f_nomi_20__28_INDICE_29_">Russia</text:p>
      <text:p text:style-name="Indice_5f_nomi_20__28_INDICE_29_">Rutilio Marsili</text:p>
      <text:p text:style-name="Indice_5f_nomi_20__28_INDICE_29_">S</text:p>
      <text:p text:style-name="Indice_5f_nomi_20__28_INDICE_29_">Sacra Lega</text:p>
      <text:p text:style-name="Indice_5f_nomi_20__28_INDICE_29_">Saluzzo</text:p>
      <text:p text:style-name="Indice_5f_nomi_20__28_INDICE_29_">Salvatore Minocchi</text:p>
      <text:p text:style-name="Indice_5f_nomi_20__28_INDICE_29_">Samuel Block</text:p>
      <text:p text:style-name="Indice_5f_nomi_20__28_INDICE_29_">Samuel Przypkowski</text:p>
      <text:p text:style-name="Indice_5f_nomi_20__28_INDICE_29_">san Bernardino da Siena</text:p>
      <text:p text:style-name="Indice_5f_nomi_20__28_INDICE_29_">san Francesco di Sales</text:p>
      <text:p text:style-name="P3">Venezia<text:span text:style-name="T16"><text:tab/><text:tab/><text:tab/><text:tab/></text:span><text:span text:style-name="T5">[ex San Marco]</text:span></text:p>
      <text:p text:style-name="Indice_5f_nomi_20__28_INDICE_29_">Santippe</text:p>
      <text:p text:style-name="Indice_5f_nomi_20__28_INDICE_29_">Santo Uffizio</text:p>
      <text:p text:style-name="Indice_5f_nomi_20__28_INDICE_29_">Scipione Bargagli</text:p>
      <text:p text:style-name="Indice_5f_nomi_20__28_INDICE_29_">Scopeto</text:p>
      <text:p text:style-name="Indice_5f_nomi_20__28_INDICE_29_">Sebastian Socin</text:p>
      <text:p text:style-name="Indice_5f_nomi_20__28_INDICE_29_">Serafino Olivier Razzali</text:p>
      <text:p text:style-name="Indice_5f_nomi_20__28_INDICE_29_">Siena</text:p>
      <text:p text:style-name="P4">Federigo Barbolani<text:span text:style-name="T16"><text:tab/><text:tab/></text:span><text:span text:style-name="T5">[ex Siena Federigo Barbolani]</text:span></text:p>
      <text:p text:style-name="Indice_5f_nomi_20__28_INDICE_29_">Sigismondo Augusto<text:tab/><text:tab/><text:span text:style-name="T3">[da unire al precededente “</text:span><text:span text:style-name="T5">Sigismondo II Augusto, re</text:span><text:span text:style-name="T3">”]</text:span></text:p>
      <text:p text:style-name="Indice_5f_nomi_20__28_INDICE_29_">Sigismondo I <text:span text:style-name="T17">Jagellone, re</text:span></text:p>
      <text:p text:style-name="P4">Sigismondo II Augusto, re</text:p>
      <text:p text:style-name="Indice_5f_nomi_20__28_INDICE_29_">Silvestro da Siena</text:p>
      <text:p text:style-name="Indice_5f_nomi_20__28_INDICE_29_">Simon Budny<text:tab/><text:tab/><text:tab/><text:span text:style-name="T3">[da unire al precededente “</text:span><text:span text:style-name="T5">Simon Budny</text:span><text:span text:style-name="T3">”]</text:span></text:p>
      <text:p text:style-name="Indice_5f_nomi_20__28_INDICE_29_">Sinodo di Brest</text:p>
      <text:p text:style-name="Indice_5f_nomi_20__28_INDICE_29_">Sinodo di Coira</text:p>
      <text:p text:style-name="Indice_5f_nomi_20__28_INDICE_29_">Sinodo di Piotrkow</text:p>
      <text:p text:style-name="Indice_5f_nomi_20__28_INDICE_29_"><text:span text:style-name="T17">Sinodo</text:span> di Raków<text:tab/><text:tab/><text:tab/>[<text:span text:style-name="T3">refuso nel testo “sinodo” invece che “Sinodo”</text:span>]</text:p>
      <text:p text:style-name="Indice_5f_nomi_20__28_INDICE_29_">Sinodo di Torda</text:p>
      <text:p text:style-name="Indice_5f_nomi_20__28_INDICE_29_">Socinianesimo</text:p>
      <text:p text:style-name="Indice_5f_nomi_20__28_INDICE_29_">Sociniani</text:p>
      <text:p text:style-name="Indice_5f_nomi_20__28_INDICE_29_">Socrate</text:p>
      <text:p text:style-name="Indice_5f_nomi_20__28_INDICE_29_">Sokoto</text:p>
      <text:p text:style-name="Indice_5f_nomi_20__28_INDICE_29_"><text:span text:style-name="T17">Francesco</text:span> Stancaro<text:tab/><text:tab/><text:span text:style-name="T3">[da unire al precededente “</text:span><text:span text:style-name="T17">Francesco</text:span><text:span text:style-name="T5"> Stancaro</text:span><text:span text:style-name="T3">”]</text:span></text:p>
      <text:p text:style-name="Indice_5f_nomi_20__28_INDICE_29_">Stanislai Morsztyn</text:p>
      <text:p text:style-name="Indice_5f_nomi_20__28_INDICE_29_">Stanislas Kot</text:p>
      <text:p text:style-name="Indice_5f_nomi_20__28_INDICE_29_">Stanislaus Wiszowaty</text:p>
      <text:p text:style-name="Indice_5f_nomi_20__28_INDICE_29_"><text:span text:style-name="T17">Stanislaw</text:span> Kokoszka<text:tab/><text:tab/><text:span text:style-name="T3">[refuso nel testo: Stanislav invece che Stanislaw]</text:span></text:p>
      <text:p text:style-name="Indice_5f_nomi_20__28_INDICE_29_">Stanislaw Kokoszka<text:tab/><text:tab/><text:span text:style-name="T3">[da unire al precededente “</text:span><text:span text:style-name="T5">Stanislaw Kokoszka</text:span><text:span text:style-name="T3">”]</text:span></text:p>
      <text:p text:style-name="Indice_5f_nomi_20__28_INDICE_29_">Stanislaw Wisniowski</text:p>
      <text:p text:style-name="Indice_5f_nomi_20__28_INDICE_29_">Stati Uniti<text:tab/><text:tab/><text:tab/><text:span text:style-name="T3">[cancellare]</text:span></text:p>
      <text:p text:style-name="Indice_5f_nomi_20__28_INDICE_29_">Stefano Báthory</text:p>
      <text:p text:style-name="Indice_5f_nomi_20__28_INDICE_29_">Svizzera<text:tab/><text:tab/><text:tab/><text:tab/><text:span text:style-name="T3">[cancellare]</text:span></text:p>
      <text:p text:style-name="Indice_5f_nomi_20__28_INDICE_29_"><text:span text:style-name="T17">Simon</text:span> Budny<text:tab/><text:tab/><text:tab/>[<text:span text:style-name="T3">Refuso nel testo: Symon invece che Simon. Da unire al precedente “Simon Budny”</text:span>]</text:p>
      <text:p text:style-name="Indice_5f_nomi_20__28_INDICE_29_">T</text:p>
      <text:p text:style-name="Indice_5f_nomi_20__28_INDICE_29_">T.E.Nicholas</text:p>
      <text:p text:style-name="Indice_5f_nomi_20__28_INDICE_29_">Theophilus Lindsey</text:p>
      <text:p text:style-name="Indice_5f_nomi_20__28_INDICE_29_">Thomas Jefferson</text:p>
      <text:p text:style-name="Indice_5f_nomi_20__28_INDICE_29_">Thomas Redinger</text:p>
      <text:p text:style-name="Indice_5f_nomi_20__28_INDICE_29_">Thomas Rees</text:p>
      <text:p text:style-name="Indice_5f_nomi_20__28_INDICE_29_">Thomas Watson Jackson</text:p>
      <text:p text:style-name="Indice_5f_nomi_20__28_INDICE_29_">Timothy Davies</text:p>
      <text:p text:style-name="Indice_5f_nomi_20__28_INDICE_29_"><text:soft-page-break/>Tito Sarrocchi</text:p>
      <text:p text:style-name="Indice_5f_nomi_20__28_INDICE_29_">Tommaso Campanella</text:p>
      <text:p text:style-name="Indice_5f_nomi_20__28_INDICE_29_">Tony André</text:p>
      <text:p text:style-name="Indice_5f_nomi_20__28_INDICE_29_">Torre Pellice</text:p>
      <text:p text:style-name="Indice_5f_nomi_20__28_INDICE_29_">Tory<text:tab/><text:tab/><text:tab/><text:tab/><text:span text:style-name="T3">[cancellare]</text:span></text:p>
      <text:p text:style-name="Indice_5f_nomi_20__28_INDICE_29_">Toscana</text:p>
      <text:p text:style-name="Indice_5f_nomi_20__28_INDICE_29_"><text:span text:style-name="T17">Lucy</text:span><text:span text:style-name="T5"> </text:span><text:span text:style-name="T17">Toulmin</text:span> Smith<text:tab/><text:tab/><text:span text:style-name="T5">[refuso nel testo, da unire con “Lucy Toulmin Smith”]</text:span></text:p>
      <text:p text:style-name="Indice_5f_nomi_20__28_INDICE_29_"><text:span text:style-name="T17">Lucy</text:span><text:span text:style-name="T5"> </text:span>Toulmin Smith<text:tab/><text:tab/><text:span text:style-name="T5">[si riferisce alla persona precedente, da unire con “Lucy Toulmin Smith”]</text:span></text:p>
      <text:p text:style-name="Indice_5f_nomi_20__28_INDICE_29_">Truusje Goedings</text:p>
      <text:p text:style-name="Indice_5f_nomi_20__28_INDICE_29_">U</text:p>
      <text:p text:style-name="Indice_5f_nomi_20__28_INDICE_29_">Ugo Della Seta</text:p>
      <text:p text:style-name="Indice_5f_nomi_20__28_INDICE_29_">Ugo Foscolo</text:p>
      <text:p text:style-name="Indice_5f_nomi_20__28_INDICE_29_">Ugurgeri Malavolti</text:p>
      <text:p text:style-name="Indice_5f_nomi_20__28_INDICE_29_">Umberto Fracassini</text:p>
      <text:p text:style-name="Indice_5f_nomi_20__28_INDICE_29_">Ungheria<text:tab/><text:tab/><text:tab/><text:span text:style-name="T3">[cancellare]</text:span></text:p>
      <text:p text:style-name="Indice_5f_nomi_20__28_INDICE_29_">Unitarian Church</text:p>
      <text:p text:style-name="Indice_5f_nomi_20__28_INDICE_29_">Unitariani</text:p>
      <text:p text:style-name="Indice_5f_nomi_20__28_INDICE_29_">V</text:p>
      <text:p text:style-name="Indice_5f_nomi_20__28_INDICE_29_">Valentin Schmalz</text:p>
      <text:p text:style-name="Indice_5f_nomi_20__28_INDICE_29_">Valerio Marchetti</text:p>
      <text:p text:style-name="Indice_5f_nomi_20__28_INDICE_29_">Valerio Marchetti<text:tab/><text:tab/><text:span text:style-name="T3">[da unire al precedente]</text:span></text:p>
      <text:p text:style-name="Indice_5f_nomi_20__28_INDICE_29_">Vangelo di Giovanni<text:tab/><text:tab/><text:span text:style-name="T3">[cancellare]</text:span></text:p>
      <text:p text:style-name="Indice_5f_nomi_20__28_INDICE_29_">Venezia</text:p>
      <text:p text:style-name="Indice_5f_nomi_20__28_INDICE_29_">Vienna</text:p>
      <text:p text:style-name="Indice_5f_nomi_20__28_INDICE_29_">Vincenzo Malacarne</text:p>
      <text:p text:style-name="Indice_5f_nomi_20__28_INDICE_29_">Virginia Spannocchi</text:p>
      <text:p text:style-name="Indice_5f_nomi_20__28_INDICE_29_">Vittoria Piccolomini</text:p>
      <text:p text:style-name="Indice_5f_nomi_20__28_INDICE_29_">W</text:p>
      <text:p text:style-name="Indice_5f_nomi_20__28_INDICE_29_">Wilbur Earl Morse</text:p>
      <text:p text:style-name="Indice_5f_nomi_20__28_INDICE_29_"><text:span text:style-name="T17">Wilbur Earl Morse</text:span><text:tab/><text:tab/><text:tab/><text:span text:style-name="T3">[da unire al precedente]</text:span></text:p>
      <text:p text:style-name="Indice_5f_nomi_20__28_INDICE_29_">William Dean Howells</text:p>
      <text:p text:style-name="Indice_5f_nomi_20__28_INDICE_29_">William di Aberpergym</text:p>
      <text:p text:style-name="Indice_5f_nomi_20__28_INDICE_29_">William McKinley</text:p>
      <text:p text:style-name="Indice_5f_nomi_20__28_INDICE_29_">William Thomas</text:p>
      <text:p text:style-name="Indice_5f_nomi_20__28_INDICE_29_">William Williams</text:p>
      <text:p text:style-name="Indice_5f_nomi_20__28_INDICE_29_">William Williams<text:tab/><text:tab/><text:tab/><text:span text:style-name="T3">[da unire al precedente]</text:span></text:p>
      <text:p text:style-name="Indice_5f_nomi_20__28_INDICE_29_">Wladislaw Luszczkiewicz</text:p>
      <text:p text:style-name="Indice_5f_nomi_20__28_INDICE_29_">Wlodzimierz Demetrykiewicz</text:p>
      <text:p text:style-name="Indice_5f_nomi_20__28_INDICE_29_">Z</text:p>
      <text:p text:style-name="Indice_5f_nomi_20__28_INDICE_29_">Zebrzydowski<text:tab/><text:tab/><text:tab/><text:tab/><text:span text:style-name="T3">[cancellare]</text:span></text:p>
      <text:p text:style-name="Indice_5f_nomi_20__28_INDICE_29_">Zurigo</text:p>
      <text:p text:style-name="P5"><text:bookmark text:name="firstHeading"/><text:span text:style-name="T17">Huldrych</text:span> Zwingli</text:p>
      <text:p text:style-name="P5"/>
      <text:p text:style-name="P5"/>
      <text:p text:style-name="P5"/>
      <text:p text:style-name="P6">Andrew Wiszowaty Jr. <text:s/>pag.92</text:p>
      <text:p text:style-name="P6">Benedict Wiszowaty <text:s text:c="4"/>pag. 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GaramondPremrPro1" svg:font-family="GaramondPremrPro" style:font-family-generic="roman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2" svg:font-family="GaramondPremrPro" style:font-family-generic="system" style:font-pitch="variable"/>
    <style:font-face style:name="Lucida Sans Unicode" svg:font-family="'Lucida Sans Unicode'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it" fo:country="IT" style:font-name-asian="SimSun" style:font-size-asian="12pt" style:language-asian="it" style:country-asian="IT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1_20__28_TITOLI_29_" style:display-name="h1 (TITOLI)" style:family="paragraph" style:parent-style-name="Standard" style:default-outline-level="" style:list-style-name="">
      <style:paragraph-properties fo:margin-top="0cm" fo:margin-bottom="0.199cm" style:line-height-at-least="0.706cm" fo:text-align="center" style:justify-single-word="false" fo:orphans="0" fo:widows="0" fo:hyphenation-ladder-count="no-limit" fo:break-before="page"/>
      <style:text-properties fo:color="#283583" style:font-name="LucidaSansStd" fo:font-size="16pt" style:font-size-asian="16pt" style:font-name-complex="LucidaSansStd1" style:font-size-complex="16pt" fo:hyphenate="false" fo:hyphenation-remain-char-count="2" fo:hyphenation-push-char-count="2"/>
    </style:style>
    <style:style style:name="Indice_5f_nomi_5f_stacco_20__28_INDICE_29_" style:display-name="Indice_nomi_stacco (INDICE)" style:family="paragraph" style:parent-style-name="Standard" style:default-outline-level="" style:list-style-name="">
      <style:paragraph-properties fo:margin-top="0.199cm" fo:margin-bottom="0cm" style:line-height-at-least="0.423cm" fo:orphans="0" fo:widows="0"/>
      <style:text-properties fo:color="#000000" style:font-name="LucidaSansStd" fo:font-size="10pt" style:font-size-asian="10pt" style:font-name-complex="LucidaSansStd1" style:font-size-complex="10pt"/>
    </style:style>
    <style:style style:name="Indice_5f_nomi_20__28_INDICE_29_" style:display-name="Indice_nomi (INDICE)" style:family="paragraph" style:parent-style-name="Standard" style:default-outline-level="" style:list-style-name="">
      <style:paragraph-properties fo:margin-left="0.3cm" fo:margin-right="0cm" style:line-height-at-least="0.423cm" fo:orphans="0" fo:widows="0" fo:hyphenation-ladder-count="no-limit" fo:text-indent="-0.3cm" style:auto-text-indent="false"/>
      <style:text-properties fo:color="#000000" style:font-name="GaramondPremrPro" fo:font-size="10pt" style:font-size-asian="10pt" style:font-name-complex="GaramondPremrPro2" style:font-size-complex="10pt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sis</meta:initial-creator>
    <dc:creator>Duccio Fabbri</dc:creator>
    <meta:editing-cycles>37</meta:editing-cycles>
    <meta:creation-date>2018-03-20T09:30:00</meta:creation-date>
    <dc:date>2018-04-03T00:20:04.72</dc:date>
    <meta:editing-duration>P10DT5H24M20S</meta:editing-duration>
    <meta:generator>OpenOffice/4.1.1$Win32 OpenOffice.org_project/411m6$Build-9775</meta:generator>
    <meta:document-statistic meta:table-count="0" meta:image-count="0" meta:object-count="0" meta:page-count="8" meta:paragraph-count="459" meta:word-count="1356" meta:character-count="98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